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9pt" fo:language="en" fo:country="US" style:font-size-asian="9pt" style:language-asian="ja" style:country-asian="JP" style:font-name-complex="Helvetica"/>
    </style:style>
    <style:style style:name="P2" style:family="paragraph" style:parent-style-name="Body">
      <style:text-properties style:font-name="Helvetica" fo:font-size="9pt" fo:language="en" fo:country="US" fo:font-weight="bold" style:font-size-asian="9pt" style:language-asian="ja" style:country-asian="JP" style:font-weight-asian="bold" style:font-name-complex="Helvetica"/>
    </style:style>
    <style:style style:name="P3" style:family="paragraph" style:parent-style-name="Body">
      <style:text-properties style:font-name="Helvetica" fo:font-size="9pt" fo:language="en" fo:country="US" style:font-size-asian="9pt" style:language-asian="ja" style:country-asian="JP" style:font-name-complex="Helvetica"/>
    </style:style>
    <style:style style:name="P4" style:family="paragraph" style:parent-style-name="Body">
      <style:paragraph-properties fo:text-align="center" style:justify-single-word="false"/>
      <style:text-properties style:font-name="Helvetica" fo:font-size="9pt" fo:language="en" fo:country="US" style:font-size-asian="9pt" style:language-asian="ja" style:country-asian="JP" style:font-name-complex="Helvetica"/>
    </style:style>
    <style:style style:name="P5" style:family="paragraph" style:parent-style-name="Body">
      <style:text-properties style:font-name="Helvetica" fo:font-size="10pt" fo:language="en" fo:country="US" style:font-size-asian="10pt" style:language-asian="ja" style:country-asian="JP" style:font-name-complex="Helvetica"/>
    </style:style>
    <style:style style:name="P6" style:family="paragraph" style:parent-style-name="Body">
      <style:paragraph-properties fo:text-align="justify" style:justify-single-word="false"/>
      <style:text-properties style:font-name="Helvetica" fo:font-size="10pt" fo:language="en" fo:country="US" style:font-size-asian="10pt" style:language-asian="ja" style:country-asian="JP" style:font-name-complex="Helvetica"/>
    </style:style>
    <style:style style:name="P7" style:family="paragraph" style:parent-style-name="Body">
      <style:text-properties style:font-name="Helvetica" fo:font-size="10pt" fo:language="en" fo:country="US" fo:font-weight="bold" style:font-size-asian="10pt" style:language-asian="ja" style:country-asian="JP" style:font-weight-asian="bold" style:font-name-complex="Helvetica"/>
    </style:style>
    <style:style style:name="P8" style:family="paragraph" style:parent-style-name="Body">
      <style:paragraph-properties fo:text-align="justify" style:justify-single-word="false"/>
    </style:style>
    <style:style style:name="P9" style:family="paragraph" style:parent-style-name="Body" style:master-page-name="Standard">
      <style:paragraph-properties fo:text-align="center" style:justify-single-word="false" style:page-number="auto"/>
      <style:text-properties style:font-name="Helvetica" fo:font-size="9pt" fo:language="en" fo:country="US" fo:font-weight="bold" style:font-size-asian="9pt" style:language-asian="ja" style:country-asian="JP" style:font-weight-asian="bold" style:font-name-complex="Helvetic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Helvetica" fo:font-size="9pt" fo:language="en" fo:country="US" fo:font-weight="bold" style:font-size-asian="9pt" style:language-asian="ja" style:country-asian="JP" style:font-weight-asian="bold" style:font-name-complex="Helvetica"/>
    </style:style>
    <style:style style:name="T3" style:family="text">
      <style:text-properties style:font-name="Helvetica" fo:font-size="9pt" fo:language="en" fo:country="US" style:font-size-asian="9pt" style:language-asian="ja" style:country-asian="JP" style:font-name-complex="Helvetica"/>
    </style:style>
    <style:style style:name="T4" style:family="text">
      <style:text-properties style:font-name="Helvetica" fo:font-size="9pt" fo:language="en" fo:country="US" fo:font-style="italic" style:font-size-asian="9pt" style:language-asian="ja" style:country-asian="JP" style:font-style-asian="italic" style:font-name-complex="Helvetica"/>
    </style:style>
    <style:style style:name="T5" style:family="text">
      <style:text-properties style:font-name="Helvetica" fo:font-size="10pt" fo:language="en" fo:country="US" fo:font-weight="bold" style:font-size-asian="10pt" style:language-asian="ja" style:country-asian="JP" style:font-weight-asian="bold" style:font-name-complex="Helvetica"/>
    </style:style>
    <style:style style:name="T6" style:family="text">
      <style:text-properties style:font-name="Helvetica" fo:font-size="10pt" fo:language="en" fo:country="US" style:font-size-asian="10pt" style:language-asian="ja" style:country-asian="JP" style:font-name-complex="Helvetica"/>
    </style:style>
    <style:style style:name="T7" style:family="text">
      <style:text-properties style:font-name="Helvetica" fo:font-size="10pt" fo:language="en" fo:country="US" style:text-underline-style="solid" style:text-underline-type="double" style:text-underline-width="auto" style:text-underline-color="font-color" style:font-size-asian="10pt" style:language-asian="ja" style:country-asian="JP" style:font-name-complex="Helveti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amily Group Sheet</text:p>
      <text:p text:style-name="P4">by Patrick T. Dolan</text:p>
      <text:p text:style-name="P4">April 26, 2003</text:p>
      <text:p text:style-name="P4"/>
      <text:p text:style-name="Body"><text:span text:style-name="T5">Husband: </text:span><text:span text:style-name="T6"><text:s/>John HIPPLE</text:span></text:p>
      <text:p text:style-name="P5">Born: 10 Mar 1759 [5] Pikeland (Chester) PA [5]</text:p>
      <text:p text:style-name="P5">Died: w pr 27 Dec 1841 [9] Woodberry Twp (Bedford) PA [1]</text:p>
      <text:p text:style-name="P5"/>
      <text:p text:style-name="P5">Parents: Jacob Hipple &amp; Anna-- [1]</text:p>
      <text:p text:style-name="P5">__________________________________________________________________</text:p>
      <text:p text:style-name="P8"><text:span text:style-name="T5">Other information: </text:span><text:span text:style-name="T6">“Inmate” in Vincent Twp Chester Co tax list 1774 [10]; “Freeman” in 1780 Vincent Twp tax list [11]; also 1785 [12]; 1789 Woodberry Twp (Bedford) militia roll [14]; 1794 Bedford Co 350 acres [13]; 1800 Census Woodberry Twp Bedford Co PA 22110 40010, in the 1810 Census of the same place 02001 11301, and in the 1820 Census of the same place with 1 male 10-15, 1 male 45+, and 1 female 45+, involved in agriculture [1]. Produced tar [6]. Bur Waterside Cem, Woodbury Twp, Bedford Co PA--no stone [6]. Served in the Revolutionary War [15].</text:span></text:p>
      <text:p text:style-name="P6"/>
      <text:p text:style-name="Body"><text:span text:style-name="T5">Wife: </text:span><text:span text:style-name="T6"><text:s/>Ann DILTS</text:span></text:p>
      <text:p text:style-name="P5">Born: abt 1760 [1] NJ [1]</text:p>
      <text:p text:style-name="P5">Died: Woodberry Twp (Bedford) PA [4] <text:s/></text:p>
      <text:p text:style-name="P5"/>
      <text:p text:style-name="P5">Parents: John Dilts &amp; Margaret Hector [6]</text:p>
      <text:p text:style-name="P3">_________________________________________________________________</text:p>
      <text:p text:style-name="P7">Children: </text:p>
      <text:p text:style-name="Body"><text:span text:style-name="T5">1. </text:span><text:span text:style-name="T7">Henry*</text:span><text:span text:style-name="T6">: b 1782 PA [7]; m </text:span><text:span text:style-name="T7">Catherine</text:span><text:span text:style-name="T6"> </text:span><text:span text:style-name="T7">Lingenfelter</text:span><text:span text:style-name="T6"> 27 Feb 1809 pos Bedford Co PA [3]; d 4 May 1863 [7] Fulton <text:tab/>Co IL [2].</text:span></text:p>
      <text:p text:style-name="Body"><text:span text:style-name="T5">2. </text:span><text:span text:style-name="T6">Jacob*: b 29 Oct 1783 [1]; m --Deltz [1] 1st Mary-- [4] 2nd Sarah Ann Ludy [8]; d 24 Mar 1868 [1].</text:span></text:p>
      <text:p text:style-name="Body"><text:span text:style-name="T5">3. </text:span><text:span text:style-name="T6">John Jr.*: b abt 1785 Bedford Co PA [1]; m Elizabeth-- bef 1816 prob PA [1]; d 1857 bur Hipple Burial Grnd, <text:tab/><text:tab/>Greenville Crk, <text:s/>Miami Co OH [1].</text:span></text:p>
      <text:p text:style-name="Body"><text:span text:style-name="T5">4. </text:span><text:span text:style-name="T6">Ann “Nancy”*: b 15 Apr 1793 [1] PA [4]; m Christopher Stonebrook [5]; d 8 Aug 1856 [5].</text:span></text:p>
      <text:p text:style-name="Body"><text:span text:style-name="T5">5. </text:span><text:span text:style-name="T6">Margaretta*: b 1795 [1]; m Daniel Croft [1]; d 1861 [1].</text:span></text:p>
      <text:p text:style-name="Body"><text:span text:style-name="T5">6. </text:span><text:span text:style-name="T6">Joseph*: b 1796 [1]; m Sally-- [1]; d bef 1839 [1].</text:span></text:p>
      <text:p text:style-name="Body"><text:span text:style-name="T5">7. </text:span><text:span text:style-name="T6">William: b 28 Jul 1798 [1]; m Elizabeth Gephart [4]; d 20 Jan 1885 [5].</text:span></text:p>
      <text:p text:style-name="P5"/>
      <text:p text:style-name="P5">*named in will</text:p>
      <text:p text:style-name="P3">_________________________________________________________________</text:p>
      <text:p text:style-name="P2">Documentation:</text:p>
      <text:p text:style-name="Body"><text:span text:style-name="T2">1. <text:s/></text:span><text:span text:style-name="T3">John W. Cramer, “Darke Co OH Hipple Genealogy,” <text:tab/>&lt;http://jwcramer.freeyellow.com/page5.html&gt;. <text:s/></text:span></text:p>
      <text:p text:style-name="Body"><text:span text:style-name="T2">2. <text:s/></text:span><text:span text:style-name="T3">Fulton Co Historical &amp; Genealogical Society, </text:span><text:span text:style-name="T4">Greenwood Cemetery <text:s/>of Canton Fulton County Illinois Section 34</text:span><text:span text:style-name="T3">, <text:tab/><text:tab/>1988. <text:s/></text:span></text:p>
      <text:p text:style-name="Body"><text:span text:style-name="T2">3. <text:s/></text:span><text:span text:style-name="T3">E-mail sent by Pat Knowles &lt;patsgen@netins.net&gt; to John Cramer &lt;john.cramer@das.state.oh.us&gt; in 1999.</text:span></text:p>
      <text:p text:style-name="Body"><text:span text:style-name="T2">4. <text:s/></text:span><text:span text:style-name="T3">John W. Cramer, “Descendants of Jacob Hipple,” &lt;http:jwcramer.freeyellow.com/page11.html&gt;.</text:span></text:p>
      <text:p text:style-name="Body"><text:span text:style-name="T2">5. <text:s/></text:span><text:span text:style-name="T3">Group sheet on John Hipple sent by Evelyn Stickley &lt;stick@bright.net&gt;.</text:span></text:p>
      <text:p text:style-name="Body"><text:span text:style-name="T2">6. <text:s/></text:span><text:span text:style-name="T3">Hipple, Roxanna. “Descendants of Johannes Hippell,” Hipple-L Archives &lt;http://jwcramer.freeyellow.com/&gt;. <text:s/>Her e-<text:tab/><text:tab/>mail address is <text:s/>&lt;rhipple@sprynet.com&gt;.</text:span></text:p>
      <text:p text:style-name="Body"><text:span text:style-name="T2">7. </text:span><text:span text:style-name="T3">E-mail 29 Oct 02 from Kimberly Brunner, Information Services Librarian, Parlin Ingersoll Public Library, <text:s/>Canton IL, <text:tab/><text:tab/>who went <text:s/>to the cemetery to read the stone at my request.</text:span></text:p>
      <text:p text:style-name="Body"><text:span text:style-name="T2">8. <text:s/>“</text:span><text:span text:style-name="T3">Modified Register for John Hipple,” 20 Oct 2000, poss by Roxanna Hipple.</text:span><text:span text:style-name="T2"> </text:span></text:p>
      <text:p text:style-name="Body"><text:span text:style-name="T2">9. </text:span><text:span text:style-name="T3"><text:s text:c="3"/>John Hipple will from Probate Office, Bedford Co PA.</text:span></text:p>
      <text:p text:style-name="Body"><text:span text:style-name="T2">10. <text:s/></text:span><text:span text:style-name="T3">Chester Co tax list, Vincent rate S 3, V 12 p 94 qtd in e-mail 30 Mar 2003 from Margery Borger <text:tab/><text:tab/><text:tab/><text:tab/>&lt;mborger548@aol.com&gt;.</text:span></text:p>
      <text:p text:style-name="Body"><text:span text:style-name="T2">11. <text:s/></text:span><text:span text:style-name="T3">Chester Co tax list, Vincent rate S 3 V 12 p 300 qtd in same e-mail.</text:span></text:p>
      <text:p text:style-name="Body"><text:span text:style-name="T2">12. <text:s/></text:span><text:span text:style-name="T3">Chester Co tax list, Vincent rate S 3 V 12 p 811 qtd in same e-mail.</text:span></text:p>
      <text:p text:style-name="Body"><text:span text:style-name="T2">13. <text:s/></text:span><text:span text:style-name="T3">Bedford Co Warrantees of Land S 3 V 25 p 538.</text:span></text:p>
      <text:p text:style-name="Body"><text:span text:style-name="T2">14. </text:span><text:span text:style-name="T3"><text:s/>Bedford Co, Woodberry Twp, <text:s/>Militia Rolls S 6 V 3 p 32.</text:span></text:p>
      <text:p text:style-name="Body"><text:span text:style-name="T2">15. </text:span><text:span text:style-name="T3"><text:s/>Biographical sketch of his grandson John J. Hipple in Gregg, </text:span><text:span text:style-name="T4">History of Hancock County, Illinois, </text:span><text:span text:style-name="T3">1880: p 587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0pt" fo:language="en" fo:country="US" style:font-name-asian="Times New Roman" style:font-family-asian="'Times New Roman'" style:font-family-generic-asian="roman" style:font-size-asian="10pt" style:font-name-complex="Times New Roman" style:font-family-complex="'Times New Roman'" style:font-family-generic-complex="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parent-style-name="Standard">
      <style:text-properties fo:font-size="12pt" style:font-size-asian="12pt"/>
    </style:style>
    <style:style style:name="Header" style:family="paragraph" style:parent-style-name="Default" style:class="extra">
      <style:paragraph-properties fo:text-align="center" style:justify-single-word="false"/>
      <style:text-properties fo:font-size="14pt" fo:font-weight="bold" style:font-size-asian="14pt" style:font-weight-asian="bold"/>
    </style:style>
    <style:style style:name="Body" style:family="paragraph" style:parent-style-name="Default"/>
    <style:style style:name="Footer" style:family="paragraph" style:parent-style-name="Default" style:class="extra">
      <style:paragraph-properties fo:text-align="center" style:justify-single-word="false"/>
      <style:text-properties fo:font-style="italic" style:font-style-asian="italic"/>
    </style:style>
    <style:style style:name="Footnote" style:family="paragraph" style:parent-style-name="Default" style:class="extra">
      <style:text-properties fo:font-size="10pt" style:font-size-asian="10pt"/>
    </style:style>
    <style:style style:name="Default_20_TB" style:display-name="Default TB" style:family="paragraph" style:parent-style-name="Default"/>
    <style:style style:name="Default_20_SS" style:display-name="Default SS" style:family="text">
      <style:text-properties fo:font-size="9pt" style:font-size-asian="9pt"/>
    </style:style>
    <style:style style:name="Footnote_20_Index" style:display-name="Footnote Index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</office:meta>
</office:document-meta>
</file>